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c5e85" officeooo:paragraph-rsid="001c5e85"/>
    </style:style>
    <style:style style:name="P2" style:family="paragraph" style:parent-style-name="Standard">
      <style:text-properties officeooo:rsid="001d4800" officeooo:paragraph-rsid="001d4800"/>
    </style:style>
    <style:style style:name="P3" style:family="paragraph" style:parent-style-name="Standard">
      <style:text-properties fo:font-weight="bold" officeooo:paragraph-rsid="001d4800" style:font-weight-asian="bold" style:font-weight-complex="bold"/>
    </style:style>
    <style:style style:name="P4" style:family="paragraph" style:parent-style-name="Standard">
      <style:text-properties officeooo:paragraph-rsid="001d827f"/>
    </style:style>
    <style:style style:name="P5" style:family="paragraph" style:parent-style-name="Text_20_body" style:list-style-name="L5">
      <style:paragraph-properties fo:text-align="start" style:justify-single-word="false"/>
    </style:style>
    <style:style style:name="P6" style:family="paragraph" style:parent-style-name="Text_20_body">
      <style:paragraph-properties fo:margin-top="0in" fo:margin-bottom="0in" loext:contextual-spacing="false"/>
    </style:style>
    <style:style style:name="P7" style:family="paragraph" style:parent-style-name="Text_20_body">
      <style:paragraph-properties fo:margin-top="0in" fo:margin-bottom="0in" loext:contextual-spacing="false" fo:text-align="start" style:justify-single-word="false"/>
    </style:style>
    <style:style style:name="P8" style:family="paragraph" style:parent-style-name="Text_20_body" style:list-style-name="L5">
      <style:paragraph-properties fo:margin-top="0in" fo:margin-bottom="0in" loext:contextual-spacing="false" fo:text-align="start" style:justify-single-word="false"/>
    </style:style>
    <style:style style:name="P9" style:family="paragraph" style:parent-style-name="Text_20_body">
      <style:paragraph-properties fo:margin-top="0in" fo:margin-bottom="0in" loext:contextual-spacing="false" fo:text-align="start" style:justify-single-word="false"/>
      <style:text-properties officeooo:rsid="00239983" officeooo:paragraph-rsid="00239983" fo:background-color="#ffff00"/>
    </style:style>
    <style:style style:name="P10" style:family="paragraph" style:parent-style-name="Standard">
      <style:text-properties fo:font-style="normal" officeooo:rsid="001d827f" officeooo:paragraph-rsid="001d827f" style:font-style-asian="normal" style:font-style-complex="normal"/>
    </style:style>
    <style:style style:name="P11" style:family="paragraph" style:parent-style-name="Standard">
      <style:text-properties fo:font-style="normal" fo:font-weight="normal" officeooo:rsid="001d827f" officeooo:paragraph-rsid="001d827f" style:font-style-asian="normal" style:font-weight-asian="normal" style:font-style-complex="normal" style:font-weight-complex="normal"/>
    </style:style>
    <style:style style:name="P12" style:family="paragraph" style:parent-style-name="Standard">
      <style:text-properties officeooo:rsid="002119a1" officeooo:paragraph-rsid="002119a1"/>
    </style:style>
    <style:style style:name="P13" style:family="paragraph" style:parent-style-name="Standard">
      <style:text-properties officeooo:paragraph-rsid="002119a1"/>
    </style:style>
    <style:style style:name="P14" style:family="paragraph" style:parent-style-name="Standard">
      <style:text-properties officeooo:rsid="001d4800" officeooo:paragraph-rsid="002119a1"/>
    </style:style>
    <style:style style:name="P15" style:family="paragraph" style:parent-style-name="Standard">
      <style:text-properties officeooo:paragraph-rsid="001d827f"/>
    </style:style>
    <style:style style:name="P16" style:family="paragraph" style:parent-style-name="Standard">
      <style:text-properties officeooo:rsid="00239983" officeooo:paragraph-rsid="00239983" fo:background-color="#ffff00"/>
    </style:style>
    <style:style style:name="P17" style:family="paragraph" style:parent-style-name="Standard">
      <style:paragraph-properties fo:break-before="page"/>
      <style:text-properties officeooo:rsid="002119a1" officeooo:paragraph-rsid="002119a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827f" style:font-weight-asian="bold" style:font-weight-complex="bold"/>
    </style:style>
    <style:style style:name="T4" style:family="text">
      <style:text-properties officeooo:rsid="001d4800"/>
    </style:style>
    <style:style style:name="T5" style:family="text">
      <style:text-properties officeooo:rsid="001d827f"/>
    </style:style>
    <style:style style:name="T6" style:family="text">
      <style:text-properties fo:font-style="italic" style:font-style-asian="italic" style:font-style-complex="italic"/>
    </style:style>
    <style:style style:name="T7" style:family="text">
      <style:text-properties fo:font-style="normal" officeooo:rsid="001d827f"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d827f"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1d827f" style:font-style-asian="normal" style:font-weight-asian="bold" style:font-style-complex="normal" style:font-weight-complex="bold"/>
    </style:style>
    <style:style style:name="T12" style:family="text">
      <style:text-properties officeooo:rsid="002119a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span text:style-name="T12">3</text:span>. schůze senátu v 10. funkčním období (2<text:span text:style-name="T12">2</text:span>. <text:span text:style-name="T12">října </text:span>2015)</text:h>
      <text:p text:style-name="P1"/>
      <text:h text:style-name="Heading_20_2" text:outline-level="2">Pořad schůze:</text:h>
      <text:p text:style-name="P6"/>
      <text:list xml:id="list7020796279695967781" text:style-name="L5">
        <text:list-item>
          <text:p text:style-name="P8">Informace vlády ČR o výsledcích jednání Evropské rady, která se konala ve dnech 15. - 16. října 2015</text:p>
        </text:list-item>
        <text:list-item>
          <text:p text:style-name="P8">Návrh zákona, kterým se mění zákon č. 159/1999 Sb., o některých podmínkách podnikání a o výkonu některých činností v oblasti cestovního ruchu a o změně zákona č. 40/1964 Sb., občanský zákoník, ve znění pozdějších předpisů, a zákona č. 455/1991 Sb., o živnostenském podnikání (živnostenský zákon), ve znění pozdějších předpisů, ve znění pozdějších předpisů<text:line-break/><text:span text:style-name="T1">/senátní tisk č. </text:span><text:a xlink:type="simple" xlink:href="http://senat.cz/xqw/xervlet/pssenat/tabulka?IS=5563#3756" text:style-name="Internet_20_link" text:visited-style-name="Visited_20_Internet_20_Link"><text:span text:style-name="T1">127</text:span></text:a><text:span text:style-name="T1">/</text:span></text:p>
        </text:list-item>
        <text:list-item>
          <text:p text:style-name="P8">Návrh zákona, kterým se mění zákon č. 248/2000 Sb., o podpoře regionálního rozvoje, ve znění pozdějších předpisů, a některé další zákony<text:line-break/><text:span text:style-name="T1">/senátní tisk č. </text:span><text:a xlink:type="simple" xlink:href="http://senat.cz/xqw/xervlet/pssenat/tabulka?IS=5563#3757" text:style-name="Internet_20_link" text:visited-style-name="Visited_20_Internet_20_Link"><text:span text:style-name="T1">128</text:span></text:a><text:span text:style-name="T1">/</text:span></text:p>
        </text:list-item>
        <text:list-item>
          <text:p text:style-name="P8">Návrh zákona o zvláštních podmínkách účinnosti některých smluv, uveřejňování těchto smluv a o registru smluv (zákon o registru smluv)<text:line-break/><text:span text:style-name="T1">/senátní tisk č. </text:span><text:a xlink:type="simple" xlink:href="http://senat.cz/xqw/xervlet/pssenat/tabulka?IS=5563#3755" text:style-name="Internet_20_link" text:visited-style-name="Visited_20_Internet_20_Link"><text:span text:style-name="T1">126</text:span></text:a><text:span text:style-name="T1">/</text:span></text:p>
        </text:list-item>
        <text:list-item>
          <text:p text:style-name="P8">Návrh usnesení Senátu Parlamentu České republiky k informaci vlády České republiky o změně rámcové pozice k návrhu nařízení Rady o zřízení Úřadu evropského veřejného žalobce</text:p>
        </text:list-item>
        <text:list-item>
          <text:p text:style-name="P8">Vládní návrh, kterým se předkládá Parlamentu České republiky k vyslovení souhlasu s ratifikací Protokol k Úmluvě Mezinárodní organizace práce č. 29 o nucené práci, a k informaci Doporučení Mezinárodní organizace práce č. 203 o dodatečných opatřeních k nucené práci a Změny z roku 2014 k Úmluvě o práci na moři, spolu se stanoviskem vlády k nim<text:line-break/><text:span text:style-name="T1">/senátní tisk č. </text:span><text:a xlink:type="simple" xlink:href="http://senat.cz/xqw/xervlet/pssenat/tabulka?IS=5563#3747" text:style-name="Internet_20_link" text:visited-style-name="Visited_20_Internet_20_Link"><text:span text:style-name="T1">118</text:span></text:a><text:span text:style-name="T1">/</text:span></text:p>
        </text:list-item>
        <text:list-item>
          <text:p text:style-name="P8">Vládní návrh, kterým se předkládá Parlamentu České republiky k vyslovení souhlasu návrh na ratifikaci změn Úmluvy o mezinárodní železniční přepravě (COTIF) a na odvolání výhrady České republiky k této Úmluvě<text:line-break/><text:span text:style-name="T1">/senátní tisk č. </text:span><text:a xlink:type="simple" xlink:href="http://senat.cz/xqw/xervlet/pssenat/tabulka?IS=5563#3749" text:style-name="Internet_20_link" text:visited-style-name="Visited_20_Internet_20_Link"><text:span text:style-name="T1">120</text:span></text:a><text:span text:style-name="T1">/</text:span></text:p>
        </text:list-item>
        <text:list-item>
          <text:p text:style-name="P5">Návrh senátního návrhu zákona senátora Iva Valenty a dalších senátorů, kterým se mění zákon č. 121/2000 Sb., o právu autorském, o právech souvisejících s právem autorským a o znění některých zákonů (autorský zákon), ve znění pozdějších předpisů<text:line-break/><text:span text:style-name="T1">/senátní tisk č. </text:span><text:a xlink:type="simple" xlink:href="http://senat.cz/xqw/xervlet/pssenat/tabulka?IS=5563#3754" text:style-name="Internet_20_link" text:visited-style-name="Visited_20_Internet_20_Link"><text:span text:style-name="T1">125</text:span></text:a><text:span text:style-name="T1">/</text:span> (1. čtení) </text:p>
        </text:list-item>
      </text:list>
      <text:p text:style-name="P7"><text:span text:style-name="T1"/></text:p>
      <text:p text:style-name="P7"><text:span text:style-name="T1"/></text:p>
      <text:p text:style-name="P7"><text:span text:style-name="T1"/></text:p>
      <text:p text:style-name="P7"><text:span text:style-name="T1"/></text:p>
      <text:p text:style-name="P7"><text:span text:style-name="T1"/></text:p>
      <text:p text:style-name="P9"><text:span text:style-name="T1">DRAFT – NEJDE O FINALNI VERZI</text:span></text:p>
      <text:p text:style-name="P17">Na pořadu této schůze je několik významných návrhů zákonů – zejména zákon o registru smluv a novela autorského zákona.</text:p>
      <text:p text:style-name="P12"/>
      <text:p text:style-name="P13"><text:span text:style-name="T12">Zákon o registru smluv prošel Sněmovnou v kompromisní podobě. Senát by se mohl pokusit přijmout pozměňovací návrh, avšak při jeho projednání ve Sněmovně by hrozilo jeho kompletní zamítnutí. Piráti se domnívají, že nyní je vhodné nechat zákon Senátem projít a případně později novelizovat již existující zákon. Samotný návrh zahrnuje zveřejnění smluv, byť s řadou výjimek a má posunutou účinnost </text:span>od 1.7.2016, s tím, že sankce za nezveřejnění smlouvy začínají platit o rok později. <text:span text:style-name="T12">Zákon zahrnuje vlastní zveřejňování textu smluv, tj. nepůjde jen o metadata bez textu.</text:span></text:p>
      <text:p text:style-name="P12">Tisková zpráva Pirátů z 21. září: <text:s/><text:a xlink:type="simple" xlink:href="https://www.pirati.cz/tiskove-zpravy/registr_smluv_mame_ale_zazrak_to_neni" text:style-name="Internet_20_link" text:visited-style-name="Visited_20_Internet_20_Link">https://www.pirati.cz/tiskove-zpravy/registr_smluv_mame_ale_zazrak_to_neni</text:a></text:p>
      <text:p text:style-name="P12"/>
      <text:p text:style-name="P13"><text:span text:style-name="T12">Návrh změny autorského zákona od Senátora Valenty </text:span>do zákona vkládá ustanovení o výjimce právě pro folklórní díla během živých hudebních produkcí. <text:span text:style-name="T12">Zákon je to velice prostý, Piráti k němu však připravili pozměňovací návrh.</text:span></text:p>
      <text:p text:style-name="P12">Pozměňovací návrh Pirátů: <text:a xlink:type="simple" xlink:href="https://github.com/pirati-cz/senat/blob/master/navrhy/Autorsky%20zakon/ST_125.pdf" text:style-name="Internet_20_link" text:visited-style-name="Visited_20_Internet_20_Link">https://github.com/pirati-cz/senat/blob/master/navrhy/Autorsky%20zakon/ST_125.pdf</text:a></text:p>
      <text:p text:style-name="P14"/>
      <text:h text:style-name="Heading_20_3" text:outline-level="3">Z dalších tisků:</text:h>
      <text:p text:style-name="P3"><text:span text:style-name="T5">Bod č. 3 – ratifikace </text:span>Dohod<text:span text:style-name="T4">y</text:span> o hospodářském partnerství mezi státy CARIFORA na jedné straně a Evropským společenstvím a jeho členskými státy</text:p>
      <text:p text:style-name="P2">Jde o podporu rozvojové politiky, které se má dosáhnout oboustranným zjednodušením přístupu na trhy. Vzhledem ke konkurenci na Evropském trhu, resp. asymetričnosti trhů, půjde spíše o zajištění nových odbytišť Evropským exportérům výměnou za širší nabídku rumu v Evropě.</text:p>
      <text:p text:style-name="P2"/>
      <text:p text:style-name="P4"><text:span text:style-name="T3">Bod č. 4 - </text:span><text:span text:style-name="T2">ratifikac</text:span><text:span text:style-name="T3">e</text:span><text:span text:style-name="T2"> Opční</text:span><text:span text:style-name="T3">ho</text:span><text:span text:style-name="T2"> protokol</text:span><text:span text:style-name="T3">u</text:span><text:span text:style-name="T2"> k Úmluvě o právech dítěte zavádějící postup předkládání oznámení</text:span> <text:span text:style-name="T5">zavádí v</text:span>ýbor pro práva dítěte, kterému lze oznámit porušování práv. <text:span text:style-name="T5">V</text:span>ýbor může vyšetřovat závažná či systematická porušování práv a kritizovat daný stát.</text:p>
      <text:p text:style-name="P4"><text:span text:style-name="T5">Z programu Mezinárodních vztahů </text:span><text:span text:style-name="T6">Pirátské hnutí prosazuje respekt pro lidská práva</text:span><text:span text:style-name="T7">, mezi které lze zařadit I práva dětí.</text:span></text:p>
      <text:p text:style-name="P10"/>
      <text:p text:style-name="P4"><text:span text:style-name="T11">Bod č. 5 – ratifikace D</text:span><text:span text:style-name="T10">ohod</text:span><text:span text:style-name="T11">y</text:span><text:span text:style-name="T10"> mezi vládou České republiky a vládou Státu Izrael o programu pracovní dovolené</text:span><text:span text:style-name="T8"> </text:span><text:span text:style-name="T9">zavádí možnost krátkodobě pracovat během dlouhodobého pobytu jako tzv. "vedlejší efekt", tj. zaměstnání není hlavní účel pobytu a s omezením na max. 3 měsíce. Podobné smlouvy již existují s Kanadou či Novým Zélandem. Smlouva se zdá být symetrická jak požaduje Pirátský program.</text:span></text:p>
      <text:p text:style-name="P4"><text:span text:style-name="T9"/></text:p>
      <text:p text:style-name="P16"><text:span text:style-name="T9">P</text:span><text:span text:style-name="T8">OZOR JDE O KOPII Z MINULE SCHUZE</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00:10.698147033</meta:creation-date>
    <dc:date>2015-10-13T12:09:59.821353999</dc:date>
    <meta:editing-duration>PT18M49S</meta:editing-duration>
    <meta:editing-cycles>3</meta:editing-cycles>
    <meta:generator>LibreOffice/4.4.5.2$Linux_x86 LibreOffice_project/40$Build-2</meta:generator>
    <meta:document-statistic meta:table-count="0" meta:image-count="0" meta:object-count="0" meta:page-count="2" meta:paragraph-count="23" meta:word-count="642" meta:character-count="4291" meta:non-whitespace-character-count="3674"/>
  </office:meta>
</office:document-meta>
</file>